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style:text-position="super 58%"/>
    </style:style>
    <style:style style:name="T58" style:family="text">
      <style:text-properties style:text-position="0% 100%"/>
    </style:style>
    <style:style style:name="T59" style:family="text">
      <style:text-properties style:text-position="0% 100%" style:text-underline-style="solid" style:text-underline-width="auto" style:text-underline-color="font-color"/>
    </style:style>
    <style:style style:name="T60" style:family="text">
      <style:text-properties style:text-position="0% 100%" style:text-underline-style="none"/>
    </style:style>
    <style:style style:name="T61" style:family="text">
      <style:text-properties officeooo:rsid="0352612a"/>
    </style:style>
    <style:style style:name="T62" style:family="text">
      <style:text-properties officeooo:rsid="0352ef6a"/>
    </style:style>
    <style:style style:name="T63" style:family="text">
      <style:text-properties officeooo:rsid="035465f0"/>
    </style:style>
    <style:style style:name="T64" style:family="text">
      <style:text-properties officeooo:rsid="0356c528"/>
    </style:style>
    <style:style style:name="T65" style:family="text">
      <style:text-properties officeooo:rsid="0357d75b"/>
    </style:style>
    <style:style style:name="T66" style:family="text">
      <style:text-properties officeooo:rsid="035a7ace"/>
    </style:style>
    <style:style style:name="T67" style:family="text">
      <style:text-properties officeooo:rsid="035dd40d"/>
    </style:style>
    <style:style style:name="T68" style:family="text">
      <style:text-properties officeooo:rsid="036009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2">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2">and we both had</text:span> Coke<text:span text:style-name="T62">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2">o</text:span>me plums, two hop waters, a banana, drove down. She had told Melissa she was no longer on the Eulogy gig and Meliss was very upset <text:span text:style-name="T62">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62">Steve</text:span><text:span text:style-name="T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61">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3">space</text:span> for me. Hannah said, “<text:span text:style-name="T6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5">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5">p</text:span>acked my bag full of snacks and wrote, d1043.</text:p>
      <text:p text:style-name="P60"/>
      <text:p text:style-name="P61">. . .</text:p>
      <text:p text:style-name="P60"/>
      <text:p text:style-name="P62">I drove to the shed and was the first one there, went inside, talked with Scott about h<text:span text:style-name="T6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4">Scott just sent some photos and a list of tunes, d845:</text:span></text:p>
      <text:p text:style-name="P62"/>
      <text:p text:style-name="P67">Constellation</text:p>
      <text:p text:style-name="P67">Say Man</text:p>
      <text:p text:style-name="P67">Mtn Lion</text:p>
      <text:p text:style-name="P67">Dark Horse</text:p>
      <text:p text:style-name="P67">Sophia</text:p>
      <text:p text:style-name="P67">Almost the One</text:p>
      <text:p text:style-name="P67">S.O.S</text:p>
      <text:p text:style-name="P67">Power</text:p>
      <text:p text:style-name="P67">Perpetual</text:p>
      <text:p text:style-name="P67">Bobby Love</text:p>
      <text:p text:style-name="P67">Heart N’ Split</text:p>
      <text:p text:style-name="P67">The Corner</text:p>
      <text:p text:style-name="P67">Back to the Sun</text:p>
      <text:p text:style-name="P67">The Get Down</text:p>
      <text:p text:style-name="P67">We Way</text:p>
      <text:p text:style-name="P67">Only Ever</text:p>
      <text:p text:style-name="P67">One Good Reason</text:p>
      <text:p text:style-name="P67">Bridge</text:p>
      <text:p text:style-name="P67">Mtn Dew</text:p>
      <text:p text:style-name="P67">Time on Time</text:p>
      <text:p text:style-name="P67">Haunted</text:p>
      <text:p text:style-name="P67">Just a Little Longer</text:p>
      <text:p text:style-name="P67">Odetta</text:p>
      <text:p text:style-name="P67"/>
      <text:p text:style-name="P63">Hannah called around 10:30, stopped by for a cuddle, d1209. . .<text:span text:style-name="T66">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7">I tidied my room, laid in bed for a while, eventually decided to leave the house, drove to Vermont, parked, walked in the back door of Odd’s, ordered an Americano.</text:span></text:p>
      <text:p text:style-name="P64"><text:s text:c="3"/><text:span text:style-name="T6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text:span text:style-name="T60">d1229</text:span>. . .<text:span text:style-name="T68">I walked to Aldi while listening to the album, bought grapes, bananas, plums, CheezIts, walked to UJ, ate a chicken sandwich w/ tots/Coke, talked with Wes, walked home, put away my groceries, continued listening, d2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7T14:28:00.111915576</dc:date>
    <meta:editing-duration>P73DT13H40M47S</meta:editing-duration>
    <meta:editing-cycles>732</meta:editing-cycles>
    <meta:generator>LibreOffice/24.2.5.2$MacOSX_X86_64 LibreOffice_project/bffef4ea93e59bebbeaf7f431bb02b1a39ee8a59</meta:generator>
    <meta:print-date>2024-11-16T11:53:14.696761837</meta:print-date>
    <meta:document-statistic meta:table-count="0" meta:image-count="0" meta:object-count="0" meta:page-count="55" meta:paragraph-count="222" meta:word-count="9505" meta:character-count="50207" meta:non-whitespace-character-count="40733"/>
  </office:meta>
</office:document-meta>
</file>